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2484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<text:a xlink:type="simple" xlink:href="http://pinisan.com/colageno-hidrolizado-forte........Oseo-articular" text:style-name="Internet_20_link" text:visited-style-name="Visited_20_Internet_20_Link">http://pinisan.com/colageno-hidrolizado-forte........Oseo-articular</text:a> --</text:p>
      <text:p text:style-name="Standard"><text:span text:style-name="T1">2</text:span><text:a xlink:type="simple" xlink:href="http://pinisan.com/colageno-hidrolizado.................Oseo-articular" text:style-name="Internet_20_link" text:visited-style-name="Visited_20_Internet_20_Link">http://pinisan.com/colageno-hidrolizado.................Oseo-articular</text:a> --</text:p>
      <text:p text:style-name="Standard"><text:span text:style-name="T1">3</text:span><text:a xlink:type="simple" xlink:href="http://pinisan.com/poliar-gesic.................................Oseo-articular" text:style-name="Internet_20_link" text:visited-style-name="Visited_20_Internet_20_Link">http://pinisan.com/poliar-gesic.................................Oseo-articular</text:a> --</text:p>
      <text:p text:style-name="Standard"><text:span text:style-name="T1">4</text:span><text:a xlink:type="simple" xlink:href="http://pinisan.com/jalea-real-1000..........................Reconstituyentes" text:style-name="Internet_20_link" text:visited-style-name="Visited_20_Internet_20_Link">http://pinisan.com/jalea-real-1000..........................Reconstituyentes</text:a> --</text:p>
      <text:p text:style-name="Standard"><text:span text:style-name="T1">5</text:span><text:a xlink:type="simple" xlink:href="http://pinisan.com/jalea-real-adultos......................Reconstituyentes" text:style-name="Internet_20_link" text:visited-style-name="Visited_20_Internet_20_Link">http://pinisan.com/jalea-real-adultos......................Reconstituyentes</text:a> --</text:p>
      <text:p text:style-name="Standard"><text:span text:style-name="T1">6</text:span><text:a xlink:type="simple" xlink:href="http://pinisan.com/energisan..................................Energéticos" text:style-name="Internet_20_link" text:visited-style-name="Visited_20_Internet_20_Link">http://pinisan.com/energisan..................................Energéticos</text:a> --</text:p>
      <text:p text:style-name="Standard"><text:span text:style-name="T1">7</text:span><text:a xlink:type="simple" xlink:href="http://pinisan.com/drenaxtrem-750.......................Control" text:style-name="Internet_20_link" text:visited-style-name="Visited_20_Internet_20_Link">http://pinisan.com/drenaxtrem-750.......................Control</text:a> de peso --</text:p>
      <text:p text:style-name="Standard"><text:span text:style-name="T1">8</text:span><text:a xlink:type="simple" xlink:href="http://pinisan.com/pinosan....................................Resfriados" text:style-name="Internet_20_link" text:visited-style-name="Visited_20_Internet_20_Link">http://pinisan.com/pinosan....................................Resfriados</text:a> --</text:p>
      <text:p text:style-name="Standard"><text:span text:style-name="T1">9</text:span><text:a xlink:type="simple" xlink:href="http://pinisan.com/mega-defens...........................Defensas" text:style-name="Internet_20_link" text:visited-style-name="Visited_20_Internet_20_Link">http://pinisan.com/mega-defens...........................Defensas</text:a> --</text:p>
      <text:p text:style-name="Standard"><text:span text:style-name="T1">10</text:span><text:a xlink:type="simple" xlink:href="http://pinisan.com/echinapro................................Defensas" text:style-name="Internet_20_link" text:visited-style-name="Visited_20_Internet_20_Link">http://pinisan.com/echinapro................................Defensas</text:a> --</text:p>
      <text:p text:style-name="Standard"><text:span text:style-name="T1">11</text:span><text:a xlink:type="simple" xlink:href="http://pinisan.com/neurosan-plus.........................Sistema" text:style-name="Internet_20_link" text:visited-style-name="Visited_20_Internet_20_Link">http://pinisan.com/neurosan-plus.........................Sistema</text:a> Nervioso --</text:p>
      <text:p text:style-name="Standard"><text:span text:style-name="T1">12</text:span><text:a xlink:type="simple" xlink:href="http://pinisan.com/5-htp-150................................Sistema" text:style-name="Internet_20_link" text:visited-style-name="Visited_20_Internet_20_Link">http://pinisan.com/5-htp-150................................Sistema</text:a> Nervioso --</text:p>
      <text:p text:style-name="Standard"><text:span text:style-name="T1">13</text:span><text:a xlink:type="simple" xlink:href="http://pinisan.com/mas-animo.............................Sistema" text:style-name="Internet_20_link" text:visited-style-name="Visited_20_Internet_20_Link">http://pinisan.com/mas-animo.............................Sistema</text:a> Nervioso --</text:p>
      <text:p text:style-name="Standard"><text:span text:style-name="T1">14</text:span><text:a xlink:type="simple" xlink:href="http://pinisan.com/menonatur............................Mujer" text:style-name="Internet_20_link" text:visited-style-name="Visited_20_Internet_20_Link">http://pinisan.com/menonatur............................Mujer</text:a> --</text:p>
      <text:p text:style-name="Standard"><text:span text:style-name="T1">15</text:span><text:a xlink:type="simple" xlink:href="http://pinisan.com/lax-rescue.............................Higiene" text:style-name="Internet_20_link" text:visited-style-name="Visited_20_Internet_20_Link">http://pinisan.com/lax-rescue.............................Higiene</text:a> intestinal --</text:p>
      <text:p text:style-name="Standard"><text:span text:style-name="T1">16</text:span><text:a xlink:type="simple" xlink:href="http://pinisan.com/pinicir-forte..........................Circulacion" text:style-name="Internet_20_link" text:visited-style-name="Visited_20_Internet_20_Link">http://pinisan.com/pinicir-forte..........................Circulacion</text:a> --</text:p>
      <text:p text:style-name="Standard"><text:span text:style-name="T1">17</text:span><text:a xlink:type="simple" xlink:href="http://pinisan.com/uri-calc.................................Renal" text:style-name="Internet_20_link" text:visited-style-name="Visited_20_Internet_20_Link">http://pinisan.com/uri-calc.................................Renal</text:a> --</text:p>
      <text:p text:style-name="Standard"><text:span text:style-name="T1">18</text:span><text:a xlink:type="simple" xlink:href="http://pinisan.com/uri-prostat...........................Hombre" text:style-name="Internet_20_link" text:visited-style-name="Visited_20_Internet_20_Link">http://pinisan.com/uri-prostat...........................Hombre</text:a> --</text:p>
      <text:p text:style-name="Standard"><text:span text:style-name="T1">19</text:span><text:a xlink:type="simple" xlink:href="http://pinisan.com/minera-magnesium.............Vitaminas" text:style-name="Internet_20_link" text:visited-style-name="Visited_20_Internet_20_Link">http://pinisan.com/minera-magnesium.............Vitaminas</text:a> y Minerales --</text:p>
      <text:p text:style-name="Standard"><text:span text:style-name="T1">20</text:span><text:a xlink:type="simple" xlink:href="http://pinisan.com/minera-zincum....................Vitaminas" text:style-name="Internet_20_link" text:visited-style-name="Visited_20_Internet_20_Link">http://pinisan.com/minera-zincum....................Vitaminas</text:a> y Minerales --</text:p>
      <text:p text:style-name="Standard"><text:span text:style-name="T1">21</text:span><text:a xlink:type="simple" xlink:href="http://pinisan.com/minera-ferrum-forte...........Vitaminas" text:style-name="Internet_20_link" text:visited-style-name="Visited_20_Internet_20_Link">http://pinisan.com/minera-ferrum-forte...........Vitaminas</text:a> y Minerales --</text:p>
      <text:p text:style-name="Standard"><text:span text:style-name="T1">22</text:span><text:a xlink:type="simple" xlink:href="http://pinisan.com/minera-ferrum....................Vitaminas" text:style-name="Internet_20_link" text:visited-style-name="Visited_20_Internet_20_Link">http://pinisan.com/minera-ferrum....................Vitaminas</text:a> y Minerales --</text:p>
      <text:p text:style-name="Standard"><text:span text:style-name="T1">23</text:span><text:a xlink:type="simple" xlink:href="http://pinisan.com/cabello-piel-unas.................Cabello" text:style-name="Internet_20_link" text:visited-style-name="Visited_20_Internet_20_Link">http://pinisan.com/cabello-piel-unas.................Cabello</text:a>, piel y uñas --</text:p>
      <text:p text:style-name="Standard"><text:span text:style-name="T1">24</text:span><text:a xlink:type="simple" xlink:href="http://pinisan.com/redefine-colageno..............Cabello" text:style-name="Internet_20_link" text:visited-style-name="Visited_20_Internet_20_Link">http://pinisan.com/redefine-colageno..............Cabello</text:a>, piel y uñas --</text:p>
      <text:p text:style-name="Standard"><text:span text:style-name="T1">25</text:span><text:a xlink:type="simple" xlink:href="http://www.d-intersa.com/productos2.php?idp=43..Alergías" text:style-name="Internet_20_link" text:visited-style-name="Visited_20_Internet_20_Link">http://www.d-intersa.com/productos2.php?idp=43..Alergías</text:a> --</text:p>
      <text:p text:style-name="Standard"><text:span text:style-name="T1">26</text:span><text:a xlink:type="simple" xlink:href="http://www.d-intersa.com/productosfn.php?idf=2...Resfriados" text:style-name="Internet_20_link" text:visited-style-name="Visited_20_Internet_20_Link">http://www.d-intersa.com/productosfn.php?idf=2...Resfriados</text:a> --</text:p>
      <text:p text:style-name="Standard"><text:span text:style-name="T1">27</text:span><text:a xlink:type="simple" xlink:href="http://www.d-intersa.com/productos2n.php?idp=8&amp;idf=2...Resfriados" text:style-name="Internet_20_link" text:visited-style-name="Visited_20_Internet_20_Link">http://www.d-intersa.com/productos2n.php?idp=8&amp;idf=2...Resfriados</text:a> --</text:p>
      <text:p text:style-name="Standard"><text:span text:style-name="T1">28</text:span><text:a xlink:type="simple" xlink:href="http://www.d-intersa.com/productos2n.php?idp=12&amp;idf=2...Resfriados" text:style-name="Internet_20_link" text:visited-style-name="Visited_20_Internet_20_Link">http://www.d-intersa.com/productos2n.php?idp=12&amp;idf=2...Resfriados</text:a> --</text:p>
      <text:p text:style-name="Standard"><text:span text:style-name="T1">29</text:span><text:a xlink:type="simple" xlink:href="http://www.d-intersa.com/productos2n.php?idp=20&amp;idf=2...Niños" text:style-name="Internet_20_link" text:visited-style-name="Visited_20_Internet_20_Link">http://www.d-intersa.com/productos2n.php?idp=20&amp;idf=2...Niños</text:a> --</text:p>
      <text:p text:style-name="Standard"><text:span text:style-name="T1">30</text:span><text:a xlink:type="simple" xlink:href="http://www.d-intersa.com/productos2n.php?idp=85&amp;idf=14...Probioticos" text:style-name="Internet_20_link" text:visited-style-name="Visited_20_Internet_20_Link">http://www.d-intersa.com/productos2n.php?idp=85&amp;idf=14...Probioticos</text:a> --</text:p>
      <text:p text:style-name="Standard"><text:span text:style-name="T1">31</text:span><text:a xlink:type="simple" xlink:href="http://www.d-intersa.com/productos2n.php?idp=137&amp;idf=26...Mujer" text:style-name="Internet_20_link" text:visited-style-name="Visited_20_Internet_20_Link">http://www.d-intersa.com/productos2n.php?idp=137&amp;idf=26...Mujer</text:a> --</text:p>
      <text:p text:style-name="Standard"/>
      <text:p text:style-name="Standard"><text:soft-page-break/><text:span text:style-name="T1">32</text:span><text:a xlink:type="simple" xlink:href="http://www.d-intersa.com/productos2n.php?idp=83&amp;idf=23...Depuracion" text:style-name="Internet_20_link" text:visited-style-name="Visited_20_Internet_20_Link">http://www.d-intersa.com/productos2n.php?idp=83&amp;idf=23...Depuracion</text:a> Hepática --</text:p>
      <text:p text:style-name="Standard"><text:span text:style-name="T1">33</text:span><text:a xlink:type="simple" xlink:href="http://www.d-intersa.com/productos2n.php?idp=94&amp;idf=23...Depuracion" text:style-name="Internet_20_link" text:visited-style-name="Visited_20_Internet_20_Link">http://www.d-intersa.com/productos2n.php?idp=94&amp;idf=23...Depuracion</text:a> Hepatica --</text:p>
      <text:p text:style-name="Standard"><text:span text:style-name="T1">34</text:span><text:a xlink:type="simple" xlink:href="http://www.d-intersa.com/productos2.php?idp=128.............Contol" text:style-name="Internet_20_link" text:visited-style-name="Visited_20_Internet_20_Link">http://www.d-intersa.com/productos2.php?idp=128.............Contol</text:a> de Peso --</text:p>
      <text:p text:style-name="Standard"><text:span text:style-name="T1">35</text:span><text:a xlink:type="simple" xlink:href="http://pinisan.com/activamente-30-capsulas...........Memoria" text:style-name="Internet_20_link" text:visited-style-name="Visited_20_Internet_20_Link">http://pinisan.com/activamente-30-capsulas...........Memoria</text:a> --</text:p>
      <text:p text:style-name="Standard"><text:span text:style-name="T1">36</text:span><text:a xlink:type="simple" xlink:href="http://pinisan.com/activamente-premium...............Memoria" text:style-name="Internet_20_link" text:visited-style-name="Visited_20_Internet_20_Link">http://pinisan.com/activamente-premium...............Memoria</text:a> --</text:p>
      <text:p text:style-name="Standard"><text:span text:style-name="T1">37</text:span><text:a xlink:type="simple" xlink:href="http://pinisan.com/bifidsan.......................................Probioticos" text:style-name="Internet_20_link" text:visited-style-name="Visited_20_Internet_20_Link">http://pinisan.com/bifidsan.......................................Probioticos</text:a> --</text:p>
      <text:p text:style-name="Standard"><text:span text:style-name="T1">38</text:span><text:a xlink:type="simple" xlink:href="http://www.esentialaroms.com/productos2.php?idp=29...Aceites" text:style-name="Internet_20_link" text:visited-style-name="Visited_20_Internet_20_Link">http://www.esentialaroms.com/productos2.php?idp=29...Aceites</text:a> Faciales --</text:p>
      <text:p text:style-name="Standard"><text:span text:style-name="T1">39</text:span><text:a xlink:type="simple" xlink:href="http://www.esentialaroms.com/productos2.php?idp=27...Aceites" text:style-name="Internet_20_link" text:visited-style-name="Visited_20_Internet_20_Link">http://www.esentialaroms.com/productos2.php?idp=27...Aceites</text:a> Faciales --</text:p>
      <text:p text:style-name="Standard"><text:span text:style-name="T1">40</text:span><text:a xlink:type="simple" xlink:href="http://www.esentialaroms.com/productos2.php?idp=18...Aceites" text:style-name="Internet_20_link" text:visited-style-name="Visited_20_Internet_20_Link">http://www.esentialaroms.com/productos2.php?idp=18...Aceites</text:a> Faciales --</text:p>
      <text:p text:style-name="Standard"><text:span text:style-name="T1">41</text:span><text:a xlink:type="simple" xlink:href="http://pinisan.com/albosan-jarabe.........Depuracion" text:style-name="Internet_20_link" text:visited-style-name="Visited_20_Internet_20_Link">http://pinisan.com/albosan-jarabe.........Depuracion</text:a> Hepática --</text:p>
      <text:p text:style-name="Standard"><text:span text:style-name="T1">42</text:span><text:a xlink:type="simple" xlink:href="http://www.d-intersa.com/productos2n.php?idp=89&amp;idf=15...Sistema" text:style-name="Internet_20_link" text:visited-style-name="Visited_20_Internet_20_Link">http://www.d-intersa.com/productos2n.php?idp=89&amp;idf=15...Sistema</text:a> Nervioso --</text:p>
      <text:p text:style-name="Standard"><text:span text:style-name="T1">43</text:span><text:a xlink:type="simple" xlink:href="http://www.d-intersa.com/productos2n.php?idp=84&amp;idf=27...Hombres" text:style-name="Internet_20_link" text:visited-style-name="Visited_20_Internet_20_Link">http://www.d-intersa.com/productos2n.php?idp=84&amp;idf=27...Hombre</text:a> --</text:p>
      <text:p text:style-name="Standard"><text:span text:style-name="T1">44</text:span><text:a xlink:type="simple" xlink:href="http://www.esentialaroms.com/productos2.php?idp=161...Aceites" text:style-name="Internet_20_link" text:visited-style-name="Visited_20_Internet_20_Link">http://www.esentialaroms.com/productos2.php?idp=161...Aceites</text:a> Faciales --</text:p>
      <text:p text:style-name="Standard"><text:span text:style-name="T1">45</text:span><text:a xlink:type="simple" xlink:href="http://www.esentialaroms.com/productos2.php?idp=63....Aceites" text:style-name="Internet_20_link" text:visited-style-name="Visited_20_Internet_20_Link">http://www.esentialaroms.com/productos2.php?idp=63....Aceites</text:a> faciales --</text:p>
      <text:p text:style-name="Standard"><text:span text:style-name="T1">46</text:span><text:a xlink:type="simple" xlink:href="http://www.esentialaroms.com/productos2.php?idp=164...Cremas" text:style-name="Internet_20_link" text:visited-style-name="Visited_20_Internet_20_Link">http://www.esentialaroms.com/productos2.php?idp=164...Cremas</text:a> Faciales --</text:p>
      <text:p text:style-name="Standard"><text:span text:style-name="T1">47</text:span><text:a xlink:type="simple" xlink:href="http://www.esentialaroms.com/productos2.php?idp=163....Cremas" text:style-name="Internet_20_link" text:visited-style-name="Visited_20_Internet_20_Link">http://www.esentialaroms.com/productos2.php?idp=163....Cremas</text:a> Faciales --</text:p>
      <text:p text:style-name="Standard"><text:span text:style-name="T1">48</text:span><text:a xlink:type="simple" xlink:href="http://www.esentialaroms.com/productos2.php?idp=166....Cremas" text:style-name="Internet_20_link" text:visited-style-name="Visited_20_Internet_20_Link">http://www.esentialaroms.com/productos2.php?idp=166....Cremas</text:a> Faciales --</text:p>
      <text:p text:style-name="Standard"><text:span text:style-name="T1">49</text:span><text:a xlink:type="simple" xlink:href="http://www.esentialaroms.com/productos2.php?idp=171....Serum" text:style-name="Internet_20_link" text:visited-style-name="Visited_20_Internet_20_Link">http://www.esentialaroms.com/productos2.php?idp=171....Serum</text:a> --</text:p>
      <text:p text:style-name="Standard"><text:span text:style-name="T1">50</text:span><text:a xlink:type="simple" xlink:href="http://www.esentialaroms.com/productos2.php?idp=172....Serum" text:style-name="Internet_20_link" text:visited-style-name="Visited_20_Internet_20_Link">http://www.esentialaroms.com/productos2.php?idp=172....Serum</text:a> --</text:p>
      <text:p text:style-name="Standard"><text:span text:style-name="T1">51</text:span><text:a xlink:type="simple" xlink:href="http://www.esentialaroms.com/productos2.php?idp=173....Serum" text:style-name="Internet_20_link" text:visited-style-name="Visited_20_Internet_20_Link">http://www.esentialaroms.com/productos2.php?idp=173....Serum</text:a> --</text:p>
      <text:p text:style-name="Standard"><text:span text:style-name="T1">52</text:span><text:a xlink:type="simple" xlink:href="http://www.esentialaroms.com/productos2.php?idp=170...Tonico-" text:style-name="Internet_20_link" text:visited-style-name="Visited_20_Internet_20_Link">http://www.esentialaroms.com/productos2.php?idp=170...Tonico-</text:a><text:a xlink:type="simple" xlink:href="http://www.esentialaroms.com/productos2.php?idp=170...Tonico-Desmaquillante" text:style-name="Internet_20_link" text:visited-style-name="Visited_20_Internet_20_Link"> Desmaquillante</text:a> --</text:p>
      <text:p text:style-name="Standard"><text:span text:style-name="T1">53</text:span><text:a xlink:type="simple" xlink:href="http://www.esentialaroms.com/productos2.php?idp=169...Tonico-desmaquillante" text:style-name="Internet_20_link" text:visited-style-name="Visited_20_Internet_20_Link">http://www.esentialaroms.com/productos2.php?idp=169...Tonico-desmaquillante</text:a> --</text:p>
      <text:p text:style-name="Standard"><text:span text:style-name="T1">54</text:span><text:a xlink:type="simple" xlink:href="http://www.esentialaroms.com/productos2.php?idp=168....Tonico-Desmaquillante" text:style-name="Internet_20_link" text:visited-style-name="Visited_20_Internet_20_Link">http://www.esentialaroms.com/productos2.php?idp=168....Tonico-Desmaquillante</text:a> --</text:p>
      <text:p text:style-name="Standard"><text:soft-page-break/><text:span text:style-name="T1">55</text:span><text:a xlink:type="simple" xlink:href="http://www.esentialaroms.com/productos2.php?idp=162....Champus" text:style-name="Internet_20_link" text:visited-style-name="Visited_20_Internet_20_Link">http://www.esentialaroms.com/productos2.php?idp=162....Champus</text:a> --</text:p>
      <text:p text:style-name="Standard"><text:span text:style-name="T1">56</text:span><text:a xlink:type="simple" xlink:href="http://www.d-intersa.com/productos2.php?idp=34" text:style-name="Internet_20_link" text:visited-style-name="Visited_20_Internet_20_Link">http://www.d-intersa.com/productos2.php?idp=34</text:a>….Cremas --</text:p>
      <text:p text:style-name="Standard"><text:span text:style-name="T1">57</text:span><text:a xlink:type="simple" xlink:href="http://www.d-intersa.com/productos2.php?idp=35...Tonicos" text:style-name="Internet_20_link" text:visited-style-name="Visited_20_Internet_20_Link">http://www.d-intersa.com/productos2.php?idp=35...Tonicos</text:a> --</text:p>
      <text:p text:style-name="Standard"><text:span text:style-name="T1">58</text:span><text:a xlink:type="simple" xlink:href="http://www.esentialaroms.com/productos2.php?idp=92....Champus" text:style-name="Internet_20_link" text:visited-style-name="Visited_20_Internet_20_Link">http://www.esentialaroms.com/productos2.php?idp=92....Champus</text:a> --</text:p>
      <text:p text:style-name="Standard"><text:span text:style-name="T1">59</text:span><text:a xlink:type="simple" xlink:href="http://www.esentialaroms.com/productos2.php?idp=88....Aceites" text:style-name="Internet_20_link" text:visited-style-name="Visited_20_Internet_20_Link">http://www.esentialaroms.com/productos2.php?idp=88....Aceites</text:a> Corporales --</text:p>
      <text:p text:style-name="Standard"><text:span text:style-name="T1">60</text:span><text:a xlink:type="simple" xlink:href="http://www.salus.es/cinnulin1......Glucosa" text:style-name="Internet_20_link" text:visited-style-name="Visited_20_Internet_20_Link">http://www.salus.es/cinnulin1......Glucosa</text:a> --</text:p>
      <text:p text:style-name="Standard"><text:span text:style-name="T1">61</text:span><text:a xlink:type="simple" xlink:href="http://www.salus.es/derinol-capsulas2....Depresion" text:style-name="Internet_20_link" text:visited-style-name="Visited_20_Internet_20_Link">http://www.salus.es/derinol-capsulas2....Depresion</text:a> --</text:p>
      <text:p text:style-name="Standard"><text:span text:style-name="T1">62</text:span><text:a xlink:type="simple" xlink:href="http://www.salus.es/floradix1......Vitaminas" text:style-name="Internet_20_link" text:visited-style-name="Visited_20_Internet_20_Link">http://www.salus.es/floradix1......Vitaminas</text:a> y Minerales --</text:p>
      <text:p text:style-name="Standard"><text:span text:style-name="T1">63</text:span><text:a xlink:type="simple" xlink:href="http://www.salus.es/floradix1.....Mujer" text:style-name="Internet_20_link" text:visited-style-name="Visited_20_Internet_20_Link">http://www.salus.es/floradix1.....Mujer</text:a> --</text:p>
      <text:p text:style-name="Standard"><text:span text:style-name="T1">64</text:span><text:a xlink:type="simple" xlink:href="http://www.salus.es/floradix-comprimidos.....Vitaminas" text:style-name="Internet_20_link" text:visited-style-name="Visited_20_Internet_20_Link">http://www.salus.es/floradix-comprimidos.....Vitaminas</text:a> y Minerales --</text:p>
      <text:p text:style-name="Standard"><text:span text:style-name="T1">65</text:span><text:a xlink:type="simple" xlink:href="http://www.salus.es/floradix-comprimidos.....Mujer" text:style-name="Internet_20_link" text:visited-style-name="Visited_20_Internet_20_Link">http://www.salus.es/floradix-comprimidos.....Mujer</text:a> --</text:p>
      <text:p text:style-name="Standard"><text:span text:style-name="T1">66</text:span><text:a xlink:type="simple" xlink:href="http://www.salus.es/floravital-jarabe....Vitaminas" text:style-name="Internet_20_link" text:visited-style-name="Visited_20_Internet_20_Link">http://www.salus.es/floravital-jarabe....Vitaminas</text:a> y Minerales --</text:p>
      <text:p text:style-name="Standard"><text:span text:style-name="T1">67</text:span><text:a xlink:type="simple" xlink:href="http://www.salus.es/floravital-jarabe........Mujer" text:style-name="Internet_20_link" text:visited-style-name="Visited_20_Internet_20_Link">http://www.salus.es/floravital-jarabe........Mujer</text:a> --</text:p>
      <text:p text:style-name="Standard"><text:span text:style-name="T1">68</text:span><text:a xlink:type="simple" xlink:href="http://www.salus.es/floradix-kindervital-fruity.....Niños" text:style-name="Internet_20_link" text:visited-style-name="Visited_20_Internet_20_Link">http://www.salus.es/floradix-kindervital-fruity.....Niños</text:a> --</text:p>
      <text:p text:style-name="Standard"><text:span text:style-name="T1">69</text:span><text:a xlink:type="simple" xlink:href="http://www.salus.es/gallexier-comprimidos......Depuracion" text:style-name="Internet_20_link" text:visited-style-name="Visited_20_Internet_20_Link">http://www.salus.es/gallexier-comprimidos......Depuracion</text:a> Hepatica --</text:p>
      <text:p text:style-name="Standard"><text:span text:style-name="T1">70</text:span><text:a xlink:type="simple" xlink:href="http://www.salus.es/gallexier-formula-herbal....Digestivo" text:style-name="Internet_20_link" text:visited-style-name="Visited_20_Internet_20_Link">http://www.salus.es/gallexier-formula-herbal....Digestivo</text:a> --</text:p>
      <text:p text:style-name="Standard"><text:span text:style-name="T1">71</text:span><text:a xlink:type="simple" xlink:href="http://www.salus.es/gastrodiet-comprimidos....Digestivo" text:style-name="Internet_20_link" text:visited-style-name="Visited_20_Internet_20_Link">http://www.salus.es/gastrodiet-comprimidos....Digestivo</text:a> --</text:p>
      <text:p text:style-name="Standard"><text:span text:style-name="T1">72</text:span><text:a xlink:type="simple" xlink:href="http://www.salus.es/lucido-centradoinfusion-de-flores-de-bach-bio....Memoria" text:style-name="Internet_20_link" text:visited-style-name="Visited_20_Internet_20_Link">http://www.salus.es/lucido-centradoinfusion-de-flores-de-bach-bio....Memoria</text:a> -- <text:s text:c="2"/></text:p>
      <text:p text:style-name="Standard"><text:span text:style-name="T1">73</text:span><text:a xlink:type="simple" xlink:href="http://www.salus.es/multivital-comprimidos.....Vitaminas" text:style-name="Internet_20_link" text:visited-style-name="Visited_20_Internet_20_Link">http://www.salus.es/multivital-comprimidos.....Vitaminas</text:a> y Minerales --</text:p>
      <text:p text:style-name="Standard"><text:span text:style-name="T1">74</text:span><text:a xlink:type="simple" xlink:href="http://www.salus.es/nattolin-osteo-capsulas....Huesos" text:style-name="Internet_20_link" text:visited-style-name="Visited_20_Internet_20_Link">http://www.salus.es/nattolin-osteo-capsulas....Huesos</text:a> y Articulaciones --</text:p>
      <text:p text:style-name="Standard"><text:span text:style-name="T1">75</text:span><text:a xlink:type="simple" xlink:href="http://www.salus.es/pagosid-comprimidos....Dolor" text:style-name="Internet_20_link" text:visited-style-name="Visited_20_Internet_20_Link">http://www.salus.es/pagosid-comprimidos....Dolor</text:a> --</text:p>
      <text:p text:style-name="Standard"><text:span text:style-name="T1">76</text:span><text:a xlink:type="simple" xlink:href="http://www.salus.es/salucur-tonico....Aparato" text:style-name="Internet_20_link" text:visited-style-name="Visited_20_Internet_20_Link">http://www.salus.es/salucur-tonico....Aparato</text:a> genitourinario --</text:p>
      <text:p text:style-name="Standard"><text:span text:style-name="T1">77</text:span><text:a xlink:type="simple" xlink:href="http://www.salus.es/salucur-tonico....Hombre" text:style-name="Internet_20_link" text:visited-style-name="Visited_20_Internet_20_Link">http://www.salus.es/salucur-tonico....Hombre</text:a> --</text:p>
      <text:p text:style-name="Standard"><text:span text:style-name="T1">78</text:span><text:a xlink:type="simple" xlink:href="http://www.salus.es/salusan-infusion.....Insomnio" text:style-name="Internet_20_link" text:visited-style-name="Visited_20_Internet_20_Link">http://www.salus.es/salusan-infusion.....Insomnio</text:a> --</text:p>
      <text:p text:style-name="Standard"><text:span text:style-name="T1">79</text:span><text:a xlink:type="simple" xlink:href="http://www.salus.es/sosiego-serenidad-infusion-de-flores-de-bach-bio....Relajacion" text:style-name="Internet_20_link" text:visited-style-name="Visited_20_Internet_20_Link">http://www.salus.es/sosiego-serenidad-infusion-de-flores-de-bach-bio....Relajacion</text:a> 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maartin prado</meta:initial-creator>
    <meta:editing-cycles>9</meta:editing-cycles>
    <meta:creation-date>2017-10-04T10:22:00</meta:creation-date>
    <dc:date>2017-12-17T17:23:23.778126946</dc:date>
    <meta:editing-duration>PT4H7M46S</meta:editing-duration>
    <meta:generator>LibreOffice/5.1.6.2$Linux_X86_64 LibreOffice_project/10m0$Build-2</meta:generator>
    <meta:document-statistic meta:table-count="0" meta:image-count="0" meta:object-count="0" meta:page-count="4" meta:paragraph-count="80" meta:word-count="207" meta:character-count="5562" meta:non-whitespace-character-count="5432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